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591cm" style:rel-column-width="9988*"/>
    </style:style>
    <style:style style:name="Tabela1.B" style:family="table-column">
      <style:table-column-properties style:column-width="14.409cm" style:rel-column-width="5554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.10" style:family="table-row">
      <style:table-row-properties style:min-row-height="1.254cm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591cm" style:rel-column-width="9988*"/>
    </style:style>
    <style:style style:name="Tabela2.B" style:family="table-column">
      <style:table-column-properties style:column-width="14.409cm" style:rel-column-width="55547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.10" style:family="table-row">
      <style:table-row-properties style:min-row-height="1.254cm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591cm" style:rel-column-width="9988*"/>
    </style:style>
    <style:style style:name="Tabela3.B" style:family="table-column">
      <style:table-column-properties style:column-width="14.409cm" style:rel-column-width="55547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.10" style:family="table-row">
      <style:table-row-properties style:min-row-height="1.254cm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591cm" style:rel-column-width="9988*"/>
    </style:style>
    <style:style style:name="Tabela4.B" style:family="table-column">
      <style:table-column-properties style:column-width="14.409cm" style:rel-column-width="55547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B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.10" style:family="table-row">
      <style:table-row-properties style:min-row-height="1.254cm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2.591cm" style:rel-column-width="9988*"/>
    </style:style>
    <style:style style:name="Tabela5.B" style:family="table-column">
      <style:table-column-properties style:column-width="14.409cm" style:rel-column-width="55547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5.10" style:family="table-row">
      <style:table-row-properties style:min-row-height="1.254cm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2.591cm" style:rel-column-width="9988*"/>
    </style:style>
    <style:style style:name="Tabela6.B" style:family="table-column">
      <style:table-column-properties style:column-width="14.409cm" style:rel-column-width="55547*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6.B1" style:family="table-cell">
      <style:table-cell-properties fo:padding="0.097cm" fo:border="0.5pt solid #000000"/>
    </style:style>
    <style:style style:name="Tabela6.A2" style:family="table-cell">
      <style:table-cell-properties fo:padding="0.097cm" fo:border-left="0.5pt solid #000000" fo:border-right="none" fo:border-top="none" fo:border-bottom="0.5pt solid #000000"/>
    </style:style>
    <style:style style:name="Tabela6.B2" style:family="table-cell">
      <style:table-cell-properties fo:padding="0.097cm" fo:border-left="0.5pt solid #000000" fo:border-right="0.5pt solid #000000" fo:border-top="none" fo:border-bottom="0.5pt solid #000000"/>
    </style:style>
    <style:style style:name="Tabela6.10" style:family="table-row">
      <style:table-row-properties style:min-row-height="1.254cm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2.591cm" style:rel-column-width="9988*"/>
    </style:style>
    <style:style style:name="Tabela7.B" style:family="table-column">
      <style:table-column-properties style:column-width="14.409cm" style:rel-column-width="55547*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/>
    </style:style>
    <style:style style:name="Tabela7.10" style:family="table-row">
      <style:table-row-properties style:min-row-height="1.254cm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2.591cm" style:rel-column-width="9988*"/>
    </style:style>
    <style:style style:name="Tabela8.B" style:family="table-column">
      <style:table-column-properties style:column-width="14.409cm" style:rel-column-width="55547*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B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8.10" style:family="table-row">
      <style:table-row-properties style:min-row-height="1.254cm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2.589cm" style:rel-column-width="1468*"/>
    </style:style>
    <style:style style:name="Tabela9.B" style:family="table-column">
      <style:table-column-properties style:column-width="14.411cm" style:rel-column-width="8170*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9.B1" style:family="table-cell">
      <style:table-cell-properties fo:padding="0.097cm" fo:border="0.5pt solid #000000"/>
    </style:style>
    <style:style style:name="Tabela9.A2" style:family="table-cell">
      <style:table-cell-properties fo:padding="0.097cm" fo:border-left="0.5pt solid #000000" fo:border-right="none" fo:border-top="none" fo:border-bottom="0.5pt solid #000000"/>
    </style:style>
    <style:style style:name="Tabela9.B2" style:family="table-cell">
      <style:table-cell-properties fo:padding="0.097cm" fo:border-left="0.5pt solid #000000" fo:border-right="0.5pt solid #000000" fo:border-top="none" fo:border-bottom="0.5pt solid #000000"/>
    </style:style>
    <style:style style:name="Tabela9.10" style:family="table-row">
      <style:table-row-properties style:min-row-height="1.254cm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2.591cm" style:rel-column-width="9988*"/>
    </style:style>
    <style:style style:name="Tabela10.B" style:family="table-column">
      <style:table-column-properties style:column-width="14.409cm" style:rel-column-width="55547*"/>
    </style:style>
    <style:style style:name="Tabe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0.B1" style:family="table-cell">
      <style:table-cell-properties fo:padding="0.097cm" fo:border="0.5pt solid #000000"/>
    </style:style>
    <style:style style:name="Tabela10.A2" style:family="table-cell">
      <style:table-cell-properties fo:padding="0.097cm" fo:border-left="0.5pt solid #000000" fo:border-right="none" fo:border-top="none" fo:border-bottom="0.5pt solid #000000"/>
    </style:style>
    <style:style style:name="Tabe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0.10" style:family="table-row">
      <style:table-row-properties style:min-row-height="1.254cm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2.591cm" style:rel-column-width="9988*"/>
    </style:style>
    <style:style style:name="Tabela11.B" style:family="table-column">
      <style:table-column-properties style:column-width="14.409cm" style:rel-column-width="55547*"/>
    </style:style>
    <style:style style:name="Tabe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1.B1" style:family="table-cell">
      <style:table-cell-properties fo:padding="0.097cm" fo:border="0.5pt solid #000000"/>
    </style:style>
    <style:style style:name="Tabela11.A2" style:family="table-cell">
      <style:table-cell-properties fo:padding="0.097cm" fo:border-left="0.5pt solid #000000" fo:border-right="none" fo:border-top="none" fo:border-bottom="0.5pt solid #000000"/>
    </style:style>
    <style:style style:name="Tabela1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1.10" style:family="table-row">
      <style:table-row-properties style:min-row-height="1.254cm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2.591cm" style:rel-column-width="9988*"/>
    </style:style>
    <style:style style:name="Tabela12.B" style:family="table-column">
      <style:table-column-properties style:column-width="14.409cm" style:rel-column-width="55547*"/>
    </style:style>
    <style:style style:name="Tabe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2.B1" style:family="table-cell">
      <style:table-cell-properties fo:padding="0.097cm" fo:border="0.5pt solid #000000"/>
    </style:style>
    <style:style style:name="Tabela12.A2" style:family="table-cell">
      <style:table-cell-properties fo:padding="0.097cm" fo:border-left="0.5pt solid #000000" fo:border-right="none" fo:border-top="none" fo:border-bottom="0.5pt solid #000000"/>
    </style:style>
    <style:style style:name="Tabe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2.10" style:family="table-row">
      <style:table-row-properties style:min-row-height="1.254cm"/>
    </style:style>
    <style:style style:name="P1" style:family="paragraph" style:parent-style-name="Standard">
      <style:text-properties officeooo:rsid="00142ce1" officeooo:paragraph-rsid="00169ca8"/>
    </style:style>
    <style:style style:name="P2" style:family="paragraph" style:parent-style-name="Standard">
      <style:text-properties officeooo:rsid="00142ce1" officeooo:paragraph-rsid="00181830"/>
    </style:style>
    <style:style style:name="P3" style:family="paragraph" style:parent-style-name="Standard">
      <style:text-properties officeooo:rsid="00142ce1" officeooo:paragraph-rsid="00238c00"/>
    </style:style>
    <style:style style:name="P4" style:family="paragraph" style:parent-style-name="Standard">
      <style:text-properties officeooo:paragraph-rsid="00169ca8"/>
    </style:style>
    <style:style style:name="P5" style:family="paragraph" style:parent-style-name="Table_20_Contents">
      <style:text-properties officeooo:paragraph-rsid="00169ca8"/>
    </style:style>
    <style:style style:name="P6" style:family="paragraph" style:parent-style-name="Table_20_Contents">
      <style:text-properties officeooo:rsid="000f10b0" officeooo:paragraph-rsid="000f10b0"/>
    </style:style>
    <style:style style:name="P7" style:family="paragraph" style:parent-style-name="Table_20_Contents">
      <style:text-properties officeooo:rsid="000f10b0" officeooo:paragraph-rsid="00169ca8"/>
    </style:style>
    <style:style style:name="P8" style:family="paragraph" style:parent-style-name="Table_20_Contents">
      <style:text-properties officeooo:rsid="000f10b0" officeooo:paragraph-rsid="00181830"/>
    </style:style>
    <style:style style:name="P9" style:family="paragraph" style:parent-style-name="Table_20_Contents">
      <style:text-properties officeooo:rsid="000f10b0" officeooo:paragraph-rsid="00238c00"/>
    </style:style>
    <style:style style:name="P10" style:family="paragraph" style:parent-style-name="Table_20_Contents">
      <style:text-properties officeooo:rsid="000f491b" officeooo:paragraph-rsid="000f491b"/>
    </style:style>
    <style:style style:name="P11" style:family="paragraph" style:parent-style-name="Table_20_Contents">
      <style:text-properties officeooo:rsid="0011196a" officeooo:paragraph-rsid="0011196a"/>
    </style:style>
    <style:style style:name="P12" style:family="paragraph" style:parent-style-name="Table_20_Contents">
      <style:text-properties officeooo:rsid="00152d6b" officeooo:paragraph-rsid="00152d6b"/>
    </style:style>
    <style:style style:name="P13" style:family="paragraph" style:parent-style-name="Table_20_Contents">
      <style:text-properties officeooo:rsid="00152d6b" officeooo:paragraph-rsid="00169ca8"/>
    </style:style>
    <style:style style:name="P14" style:family="paragraph" style:parent-style-name="Table_20_Contents">
      <style:text-properties officeooo:rsid="00169ca8" officeooo:paragraph-rsid="00169ca8"/>
    </style:style>
    <style:style style:name="P15" style:family="paragraph" style:parent-style-name="Table_20_Contents">
      <style:text-properties officeooo:paragraph-rsid="00181830"/>
    </style:style>
    <style:style style:name="P16" style:family="paragraph" style:parent-style-name="Table_20_Contents">
      <style:text-properties officeooo:rsid="00181830" officeooo:paragraph-rsid="00181830"/>
    </style:style>
    <style:style style:name="P17" style:family="paragraph" style:parent-style-name="Table_20_Contents">
      <style:text-properties officeooo:rsid="001b674f" officeooo:paragraph-rsid="001b674f"/>
    </style:style>
    <style:style style:name="P18" style:family="paragraph" style:parent-style-name="Table_20_Contents">
      <style:text-properties officeooo:rsid="001b674f" officeooo:paragraph-rsid="00238c00"/>
    </style:style>
    <style:style style:name="P19" style:family="paragraph" style:parent-style-name="Table_20_Contents">
      <style:text-properties officeooo:rsid="00211804" officeooo:paragraph-rsid="00211804"/>
    </style:style>
    <style:style style:name="P20" style:family="paragraph" style:parent-style-name="Table_20_Contents">
      <style:text-properties officeooo:rsid="00211804" officeooo:paragraph-rsid="00238c00"/>
    </style:style>
    <style:style style:name="P21" style:family="paragraph" style:parent-style-name="Table_20_Contents">
      <style:text-properties officeooo:rsid="00238c00" officeooo:paragraph-rsid="00238c00"/>
    </style:style>
    <style:style style:name="P22" style:family="paragraph" style:parent-style-name="Table_20_Contents">
      <style:text-properties officeooo:rsid="00245d4e" officeooo:paragraph-rsid="00245d4e"/>
    </style:style>
    <style:style style:name="P23" style:family="paragraph" style:parent-style-name="Table_20_Contents">
      <style:text-properties officeooo:rsid="002506d2" officeooo:paragraph-rsid="002506d2"/>
    </style:style>
    <style:style style:name="P24" style:family="paragraph" style:parent-style-name="Standard">
      <style:text-properties officeooo:rsid="00142ce1" officeooo:paragraph-rsid="00238c00"/>
    </style:style>
    <style:style style:name="P25" style:family="paragraph" style:parent-style-name="Standard">
      <style:text-properties officeooo:rsid="00142ce1" officeooo:paragraph-rsid="00261d20"/>
    </style:style>
    <style:style style:name="P26" style:family="paragraph" style:parent-style-name="Standard">
      <style:text-properties officeooo:rsid="00142ce1" officeooo:paragraph-rsid="00275330"/>
    </style:style>
    <style:style style:name="P27" style:family="paragraph" style:parent-style-name="Standard">
      <style:text-properties officeooo:rsid="00142ce1" officeooo:paragraph-rsid="00296257"/>
    </style:style>
    <style:style style:name="P28" style:family="paragraph" style:parent-style-name="Standard">
      <style:text-properties officeooo:rsid="00142ce1" officeooo:paragraph-rsid="0029f8ce"/>
    </style:style>
    <style:style style:name="P29" style:family="paragraph" style:parent-style-name="Standard">
      <style:text-properties officeooo:rsid="00142ce1" officeooo:paragraph-rsid="002cda0e"/>
    </style:style>
    <style:style style:name="P30" style:family="paragraph" style:parent-style-name="Standard">
      <style:text-properties officeooo:rsid="00142ce1" officeooo:paragraph-rsid="002d3ccb"/>
    </style:style>
    <style:style style:name="P31" style:family="paragraph" style:parent-style-name="Standard">
      <style:text-properties officeooo:rsid="00142ce1" officeooo:paragraph-rsid="002f3729"/>
    </style:style>
    <style:style style:name="P32" style:family="paragraph" style:parent-style-name="Table_20_Contents" style:list-style-name="L1">
      <style:text-properties officeooo:rsid="00152d6b" officeooo:paragraph-rsid="00152d6b"/>
    </style:style>
    <style:style style:name="P33" style:family="paragraph" style:parent-style-name="Table_20_Contents">
      <style:text-properties officeooo:rsid="00152d6b" officeooo:paragraph-rsid="00261d20"/>
    </style:style>
    <style:style style:name="P34" style:family="paragraph" style:parent-style-name="Table_20_Contents" style:list-style-name="L1">
      <style:text-properties officeooo:rsid="00169ca8" officeooo:paragraph-rsid="00169ca8"/>
    </style:style>
    <style:style style:name="P35" style:family="paragraph" style:parent-style-name="Table_20_Contents" style:list-style-name="L2">
      <style:text-properties officeooo:rsid="00169ca8" officeooo:paragraph-rsid="00169ca8"/>
    </style:style>
    <style:style style:name="P36" style:family="paragraph" style:parent-style-name="Table_20_Contents" style:list-style-name="L3">
      <style:text-properties officeooo:rsid="00169ca8" officeooo:paragraph-rsid="00169ca8"/>
    </style:style>
    <style:style style:name="P37" style:family="paragraph" style:parent-style-name="Table_20_Contents" style:list-style-name="L5">
      <style:text-properties officeooo:rsid="00169ca8" officeooo:paragraph-rsid="00169ca8"/>
    </style:style>
    <style:style style:name="P38" style:family="paragraph" style:parent-style-name="Table_20_Contents" style:list-style-name="L6">
      <style:text-properties officeooo:rsid="00169ca8" officeooo:paragraph-rsid="00169ca8"/>
    </style:style>
    <style:style style:name="P39" style:family="paragraph" style:parent-style-name="Table_20_Contents" style:list-style-name="L7">
      <style:text-properties officeooo:rsid="00169ca8" officeooo:paragraph-rsid="00169ca8"/>
    </style:style>
    <style:style style:name="P40" style:family="paragraph" style:parent-style-name="Table_20_Contents">
      <style:text-properties officeooo:rsid="00169ca8" officeooo:paragraph-rsid="00169ca8"/>
    </style:style>
    <style:style style:name="P41" style:family="paragraph" style:parent-style-name="Table_20_Contents" style:list-style-name="L8">
      <style:text-properties officeooo:rsid="00211804" officeooo:paragraph-rsid="00211804"/>
    </style:style>
    <style:style style:name="P42" style:family="paragraph" style:parent-style-name="Table_20_Contents" style:list-style-name="L9">
      <style:text-properties officeooo:rsid="00211804" officeooo:paragraph-rsid="00211804"/>
    </style:style>
    <style:style style:name="P43" style:family="paragraph" style:parent-style-name="Table_20_Contents" style:list-style-name="L10">
      <style:text-properties officeooo:rsid="00211804" officeooo:paragraph-rsid="00211804"/>
    </style:style>
    <style:style style:name="P44" style:family="paragraph" style:parent-style-name="Table_20_Contents" style:list-style-name="L11">
      <style:text-properties officeooo:rsid="00245d4e" officeooo:paragraph-rsid="00245d4e"/>
    </style:style>
    <style:style style:name="P45" style:family="paragraph" style:parent-style-name="Table_20_Contents">
      <style:text-properties officeooo:rsid="000f10b0" officeooo:paragraph-rsid="00261d20"/>
    </style:style>
    <style:style style:name="P46" style:family="paragraph" style:parent-style-name="Table_20_Contents">
      <style:text-properties officeooo:rsid="000f10b0" officeooo:paragraph-rsid="00275330"/>
    </style:style>
    <style:style style:name="P47" style:family="paragraph" style:parent-style-name="Table_20_Contents">
      <style:text-properties officeooo:rsid="000f10b0" officeooo:paragraph-rsid="00296257"/>
    </style:style>
    <style:style style:name="P48" style:family="paragraph" style:parent-style-name="Table_20_Contents">
      <style:text-properties officeooo:rsid="000f10b0" officeooo:paragraph-rsid="0029f8ce"/>
    </style:style>
    <style:style style:name="P49" style:family="paragraph" style:parent-style-name="Table_20_Contents">
      <style:text-properties officeooo:rsid="000f10b0" officeooo:paragraph-rsid="002cda0e"/>
    </style:style>
    <style:style style:name="P50" style:family="paragraph" style:parent-style-name="Table_20_Contents">
      <style:text-properties officeooo:rsid="000f10b0" officeooo:paragraph-rsid="002d3ccb"/>
    </style:style>
    <style:style style:name="P51" style:family="paragraph" style:parent-style-name="Table_20_Contents">
      <style:text-properties officeooo:rsid="000f10b0" officeooo:paragraph-rsid="002f3729"/>
    </style:style>
    <style:style style:name="P52" style:family="paragraph" style:parent-style-name="Table_20_Contents">
      <style:text-properties officeooo:rsid="00261d20" officeooo:paragraph-rsid="00261d20"/>
    </style:style>
    <style:style style:name="P53" style:family="paragraph" style:parent-style-name="Table_20_Contents">
      <style:text-properties officeooo:rsid="00261d20" officeooo:paragraph-rsid="00275330"/>
    </style:style>
    <style:style style:name="P54" style:family="paragraph" style:parent-style-name="Table_20_Contents">
      <style:text-properties officeooo:rsid="00261d20" officeooo:paragraph-rsid="00296257"/>
    </style:style>
    <style:style style:name="P55" style:family="paragraph" style:parent-style-name="Table_20_Contents">
      <style:text-properties officeooo:rsid="00261d20" officeooo:paragraph-rsid="0029f8ce"/>
    </style:style>
    <style:style style:name="P56" style:family="paragraph" style:parent-style-name="Table_20_Contents">
      <style:text-properties officeooo:rsid="00261d20" officeooo:paragraph-rsid="002cda0e"/>
    </style:style>
    <style:style style:name="P57" style:family="paragraph" style:parent-style-name="Table_20_Contents">
      <style:text-properties officeooo:rsid="00261d20" officeooo:paragraph-rsid="002d3ccb"/>
    </style:style>
    <style:style style:name="P58" style:family="paragraph" style:parent-style-name="Table_20_Contents">
      <style:text-properties officeooo:rsid="0026f883" officeooo:paragraph-rsid="0026f883"/>
    </style:style>
    <style:style style:name="P59" style:family="paragraph" style:parent-style-name="Table_20_Contents" style:list-style-name="L15">
      <style:text-properties officeooo:rsid="0026f883" officeooo:paragraph-rsid="0026f883"/>
    </style:style>
    <style:style style:name="P60" style:family="paragraph" style:parent-style-name="Table_20_Contents" style:list-style-name="L13">
      <style:text-properties officeooo:rsid="0026f883" officeooo:paragraph-rsid="0026f883"/>
    </style:style>
    <style:style style:name="P61" style:family="paragraph" style:parent-style-name="Table_20_Contents" style:list-style-name="L14">
      <style:text-properties officeooo:rsid="00275330" officeooo:paragraph-rsid="00275330"/>
    </style:style>
    <style:style style:name="P62" style:family="paragraph" style:parent-style-name="Table_20_Contents">
      <style:text-properties officeooo:rsid="00275330" officeooo:paragraph-rsid="00275330"/>
    </style:style>
    <style:style style:name="P63" style:family="paragraph" style:parent-style-name="Table_20_Contents">
      <style:text-properties officeooo:rsid="00275330" officeooo:paragraph-rsid="00296257"/>
    </style:style>
    <style:style style:name="P64" style:family="paragraph" style:parent-style-name="Table_20_Contents">
      <style:text-properties officeooo:rsid="002837f6" officeooo:paragraph-rsid="002837f6"/>
    </style:style>
    <style:style style:name="P65" style:family="paragraph" style:parent-style-name="Table_20_Contents">
      <style:text-properties officeooo:rsid="002837f6" officeooo:paragraph-rsid="00296257"/>
    </style:style>
    <style:style style:name="P66" style:family="paragraph" style:parent-style-name="Table_20_Contents">
      <style:text-properties officeooo:rsid="00296257" officeooo:paragraph-rsid="00296257"/>
    </style:style>
    <style:style style:name="P67" style:family="paragraph" style:parent-style-name="Table_20_Contents">
      <style:text-properties officeooo:rsid="00296257" officeooo:paragraph-rsid="0029f8ce"/>
    </style:style>
    <style:style style:name="P68" style:family="paragraph" style:parent-style-name="Table_20_Contents">
      <style:text-properties officeooo:rsid="00296257" officeooo:paragraph-rsid="002cda0e"/>
    </style:style>
    <style:style style:name="P69" style:family="paragraph" style:parent-style-name="Table_20_Contents">
      <style:text-properties officeooo:rsid="00296257" officeooo:paragraph-rsid="002d3ccb"/>
    </style:style>
    <style:style style:name="P70" style:family="paragraph" style:parent-style-name="Table_20_Contents">
      <style:text-properties officeooo:rsid="00296257" officeooo:paragraph-rsid="002f3729"/>
    </style:style>
    <style:style style:name="P71" style:family="paragraph" style:parent-style-name="Table_20_Contents">
      <style:text-properties officeooo:rsid="0029f8ce" officeooo:paragraph-rsid="0029f8ce"/>
    </style:style>
    <style:style style:name="P72" style:family="paragraph" style:parent-style-name="Table_20_Contents" style:list-style-name="L19">
      <style:text-properties officeooo:rsid="0029f8ce" officeooo:paragraph-rsid="0029f8ce"/>
    </style:style>
    <style:style style:name="P73" style:family="paragraph" style:parent-style-name="Table_20_Contents">
      <style:text-properties officeooo:rsid="0029f8ce" officeooo:paragraph-rsid="002cda0e"/>
    </style:style>
    <style:style style:name="P74" style:family="paragraph" style:parent-style-name="Table_20_Contents">
      <style:text-properties officeooo:rsid="002ab764" officeooo:paragraph-rsid="002ab764"/>
    </style:style>
    <style:style style:name="P75" style:family="paragraph" style:parent-style-name="Table_20_Contents">
      <style:text-properties officeooo:rsid="002cda0e" officeooo:paragraph-rsid="002cda0e"/>
    </style:style>
    <style:style style:name="P76" style:family="paragraph" style:parent-style-name="Table_20_Contents" style:list-style-name="L20">
      <style:text-properties officeooo:rsid="002cda0e" officeooo:paragraph-rsid="002cda0e"/>
    </style:style>
    <style:style style:name="P77" style:family="paragraph" style:parent-style-name="Table_20_Contents" style:list-style-name="L21">
      <style:text-properties officeooo:rsid="002cda0e" officeooo:paragraph-rsid="002cda0e"/>
    </style:style>
    <style:style style:name="P78" style:family="paragraph" style:parent-style-name="Table_20_Contents" style:list-style-name="L22">
      <style:text-properties officeooo:rsid="002cda0e" officeooo:paragraph-rsid="002cda0e"/>
    </style:style>
    <style:style style:name="P79" style:family="paragraph" style:parent-style-name="Table_20_Contents">
      <style:text-properties fo:font-style="italic" style:text-underline-style="solid" style:text-underline-width="auto" style:text-underline-color="font-color" fo:font-weight="bold" officeooo:rsid="002b6ee6" officeooo:paragraph-rsid="002b6ee6" style:font-style-asian="italic" style:font-weight-asian="bold" style:font-style-complex="italic" style:font-weight-complex="bold"/>
    </style:style>
    <style:style style:name="P80" style:family="paragraph" style:parent-style-name="Table_20_Contents">
      <style:text-properties officeooo:rsid="002d3ccb" officeooo:paragraph-rsid="002d3ccb"/>
    </style:style>
    <style:style style:name="P81" style:family="paragraph" style:parent-style-name="Table_20_Contents">
      <style:text-properties officeooo:rsid="002f3729" officeooo:paragraph-rsid="002f3729"/>
    </style:style>
    <style:style style:name="P82" style:family="paragraph" style:parent-style-name="Table_20_Contents">
      <style:text-properties officeooo:rsid="0030f66a" officeooo:paragraph-rsid="0030f66a"/>
    </style:style>
    <style:style style:name="P83" style:family="paragraph" style:parent-style-name="Table_20_Contents" style:list-style-name="L23">
      <style:text-properties officeooo:rsid="0030f66a" officeooo:paragraph-rsid="0030f66a"/>
    </style:style>
    <style:style style:name="P84" style:family="paragraph" style:parent-style-name="Table_20_Contents" style:list-style-name="L24">
      <style:text-properties officeooo:rsid="0030f66a" officeooo:paragraph-rsid="0030f66a"/>
    </style:style>
    <style:style style:name="T1" style:family="text">
      <style:text-properties officeooo:rsid="00126ed1"/>
    </style:style>
    <style:style style:name="T2" style:family="text">
      <style:text-properties officeooo:rsid="00140f76"/>
    </style:style>
    <style:style style:name="T3" style:family="text">
      <style:text-properties officeooo:rsid="0026f883"/>
    </style:style>
    <style:style style:name="T4" style:family="text">
      <style:text-properties officeooo:rsid="002837f6"/>
    </style:style>
    <style:style style:name="T5" style:family="text">
      <style:text-properties officeooo:rsid="00296257"/>
    </style:style>
    <style:style style:name="T6" style:family="text">
      <style:text-properties officeooo:rsid="0029f8ce"/>
    </style:style>
    <style:style style:name="T7" style:family="text">
      <style:text-properties officeooo:rsid="002ab764"/>
    </style:style>
    <style:style style:name="T8" style:family="text">
      <style:text-properties officeooo:rsid="002cda0e"/>
    </style:style>
    <style:style style:name="T9" style:family="text">
      <style:text-properties officeooo:rsid="002d3ccb"/>
    </style:style>
    <style:style style:name="T10" style:family="text">
      <style:text-properties officeooo:rsid="002f3729"/>
    </style:style>
    <style:style style:name="T11" style:family="text">
      <style:text-properties officeooo:rsid="0030f66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//<text:span text:style-name="T2">WSTEP</text:span></text:p>
      <text:p text:style-name="Text_20_body">//<text:span text:style-name="T2">ZAKRES</text:span></text:p>
      <text:p text:style-name="Text_20_body">//<text:span text:style-name="T2">SPIS TRESCI</text:span></text:p>
      <table:table table:name="Tabela1" table:style-name="Tabela1">
        <table:table-column table:style-name="Tabela1.A"/>
        <table:table-column table:style-name="Tabela1.B"/>
        <table:table-row table:style-name="TableLine2903285625824">
          <table:table-cell table:style-name="Tabela1.A1" office:value-type="string">
            <text:p text:style-name="P6">Nazwa</text:p>
          </table:table-cell>
          <table:table-cell table:style-name="Tabela1.B1" office:value-type="string">
            <text:p text:style-name="P10">Nadaj przesyłkę</text:p>
          </table:table-cell>
        </table:table-row>
        <table:table-row table:style-name="TableLine2903285629280">
          <table:table-cell table:style-name="Tabela1.A2" office:value-type="string">
            <text:p text:style-name="P6">Numer</text:p>
          </table:table-cell>
          <table:table-cell table:style-name="Tabela1.B2" office:value-type="string">
            <text:p text:style-name="P10">1</text:p>
          </table:table-cell>
        </table:table-row>
        <table:table-row table:style-name="TableLine2903285621216">
          <table:table-cell table:style-name="Tabela1.A2" office:value-type="string">
            <text:p text:style-name="P6">Aktorzy</text:p>
          </table:table-cell>
          <table:table-cell table:style-name="Tabela1.B2" office:value-type="string">
            <text:p text:style-name="P10">Nadawca</text:p>
          </table:table-cell>
        </table:table-row>
        <table:table-row table:style-name="TableLine2903285633312">
          <table:table-cell table:style-name="Tabela1.A2" office:value-type="string">
            <text:p text:style-name="P6">Krótki opis</text:p>
          </table:table-cell>
          <table:table-cell table:style-name="Tabela1.B2" office:value-type="string">
            <text:p text:style-name="P11">Nadanie paczki za pomocą internetu</text:p>
          </table:table-cell>
        </table:table-row>
        <table:table-row table:style-name="TableLine2903285634176">
          <table:table-cell table:style-name="Tabela1.A2" office:value-type="string">
            <text:p text:style-name="P6">Warunki wstępne</text:p>
          </table:table-cell>
          <table:table-cell table:style-name="Tabela1.B2" office:value-type="string">
            <text:p text:style-name="Table_20_Contents">-</text:p>
          </table:table-cell>
        </table:table-row>
        <table:table-row table:style-name="TableLine2903285623520">
          <table:table-cell table:style-name="Tabela1.A2" office:value-type="string">
            <text:p text:style-name="P6">Warunki końcowe</text:p>
          </table:table-cell>
          <table:table-cell table:style-name="Tabela1.B2" office:value-type="string">
            <text:p text:style-name="P12">Paczka została dodana do rejestru</text:p>
          </table:table-cell>
        </table:table-row>
        <table:table-row table:style-name="TableLine2903285627264">
          <table:table-cell table:style-name="Tabela1.A2" office:value-type="string">
            <text:p text:style-name="P6">Główny przepływ zdarzeń</text:p>
          </table:table-cell>
          <table:table-cell table:style-name="Tabela1.B2" office:value-type="string">
            <text:list xml:id="list614592697" text:style-name="L1">
              <text:list-item>
                <text:p text:style-name="P32">Nadawca wypełnia formularz wysyłki</text:p>
              </text:list-item>
              <text:list-item>
                <text:p text:style-name="P32">System ustala cenę zlecenia</text:p>
              </text:list-item>
              <text:list-item>
                <text:p text:style-name="P32">Nadawca dokonuje płatności za pomocą wybranego sposobu</text:p>
              </text:list-item>
              <text:list-item>
                <text:p text:style-name="P32">Przesyłka zostaje dodana do rejestru</text:p>
              </text:list-item>
              <text:list-item>
                <text:p text:style-name="P32">System generuje etykietę dla tej przesyłki</text:p>
              </text:list-item>
              <text:list-item>
                <text:p text:style-name="P34">System wyświetla numer paczki oraz link do pobrania pliku z etykietą</text:p>
              </text:list-item>
            </text:list>
          </table:table-cell>
        </table:table-row>
        <table:table-row table:style-name="TableLine2903285629568">
          <table:table-cell table:style-name="Tabela1.A2" office:value-type="string">
            <text:p text:style-name="P6">Alternatywne przepływy <text:span text:style-name="T1">zdarzeń</text:span></text:p>
          </table:table-cell>
          <table:table-cell table:style-name="Tabela1.B2" office:value-type="string">
            <text:p text:style-name="P12">1b. Nadawca podał niepoprawne dane.</text:p>
            <text:list xml:id="list2082276123" text:style-name="L2">
              <text:list-item>
                <text:p text:style-name="P35">System odmawia wysłania formularza i podświetla niepoprawne pola</text:p>
              </text:list-item>
            </text:list>
            <text:p text:style-name="P12">3b. Płatność odrzucona</text:p>
            <text:list xml:id="list3148743271" text:style-name="L3">
              <text:list-item>
                <text:p text:style-name="P36">System wyświetla komunikat o błędzie</text:p>
              </text:list-item>
              <text:list-item>
                <text:p text:style-name="P36">Nadawca powraca do strony wyboru sposobu płatności</text:p>
              </text:list-item>
            </text:list>
          </table:table-cell>
        </table:table-row>
        <table:table-row table:style-name="TableLine2903285628992">
          <table:table-cell table:style-name="Tabela1.A2" office:value-type="string">
            <text:p text:style-name="P6">Specjalne wymagania</text:p>
          </table:table-cell>
          <table:table-cell table:style-name="Tabela1.B2" office:value-type="string">
            <text:p text:style-name="Table_20_Contents">-</text:p>
          </table:table-cell>
        </table:table-row>
        <table:table-row table:style-name="Tabela1.10">
          <table:table-cell table:style-name="Tabela1.A2" office:value-type="string">
            <text:p text:style-name="P6">Notatki</text:p>
          </table:table-cell>
          <table:table-cell table:style-name="Tabela1.B2" office:value-type="string">
            <text:p text:style-name="P12">-</text:p>
          </table:table-cell>
        </table:table-row>
      </table:table>
      <text:p text:style-name="Standard"/>
      <text:p text:style-name="P4"/>
      <table:table table:name="Tabela2" table:style-name="Tabela2">
        <table:table-column table:style-name="Tabela2.A"/>
        <table:table-column table:style-name="Tabela2.B"/>
        <table:table-row table:style-name="TableLine2903285629856">
          <table:table-cell table:style-name="Tabela2.A1" office:value-type="string">
            <text:p text:style-name="P7">Nazwa</text:p>
          </table:table-cell>
          <table:table-cell table:style-name="Tabela2.B1" office:value-type="string">
            <text:p text:style-name="P14">Pobierz etykietę</text:p>
          </table:table-cell>
        </table:table-row>
        <table:table-row table:style-name="TableLine2903285628128">
          <table:table-cell table:style-name="Tabela2.A2" office:value-type="string">
            <text:p text:style-name="P7">Numer</text:p>
          </table:table-cell>
          <table:table-cell table:style-name="Tabela2.B2" office:value-type="string">
            <text:p text:style-name="P14">2</text:p>
          </table:table-cell>
        </table:table-row>
        <table:table-row table:style-name="TableLine2903285632160">
          <table:table-cell table:style-name="Tabela2.A2" office:value-type="string">
            <text:p text:style-name="P7">Aktorzy</text:p>
          </table:table-cell>
          <table:table-cell table:style-name="Tabela2.B2" office:value-type="string">
            <text:p text:style-name="P14">Nadawca</text:p>
          </table:table-cell>
        </table:table-row>
        <table:table-row table:style-name="TableLine2903285628416">
          <table:table-cell table:style-name="Tabela2.A2" office:value-type="string">
            <text:p text:style-name="P7">Krótki opis</text:p>
          </table:table-cell>
          <table:table-cell table:style-name="Tabela2.B2" office:value-type="string">
            <text:p text:style-name="P14">Wysłanie maila z plikiem z etykietą paczki</text:p>
          </table:table-cell>
        </table:table-row>
        <table:table-row table:style-name="TableLine2903285628704">
          <table:table-cell table:style-name="Tabela2.A2" office:value-type="string">
            <text:p text:style-name="P7">Warunki wstępne</text:p>
          </table:table-cell>
          <table:table-cell table:style-name="Tabela2.B2" office:value-type="string">
            <text:p text:style-name="P14">Przesyłka musi istnieć</text:p>
          </table:table-cell>
        </table:table-row>
        <table:table-row table:style-name="TableLine2903285620064">
          <table:table-cell table:style-name="Tabela2.A2" office:value-type="string">
            <text:p text:style-name="P7">Warunki końcowe</text:p>
          </table:table-cell>
          <table:table-cell table:style-name="Tabela2.B2" office:value-type="string">
            <text:p text:style-name="P14">Nadawca otrzymuje mail z etykietą paczki</text:p>
          </table:table-cell>
        </table:table-row>
        <table:table-row table:style-name="TableLine2903285632448">
          <table:table-cell table:style-name="Tabela2.A2" office:value-type="string">
            <text:p text:style-name="P7">Główny przepływ zdarzeń</text:p>
          </table:table-cell>
          <table:table-cell table:style-name="Tabela2.B2" office:value-type="string">
            <text:list xml:id="list1405542508" text:style-name="L5">
              <text:list-item>
                <text:p text:style-name="P37">Nadawca wprowadza numer paczki</text:p>
              </text:list-item>
              <text:list-item>
                <text:p text:style-name="P37">System wysyła mail z plikiem z etykietą na adres podany podczas nadawania paczki</text:p>
              </text:list-item>
            </text:list>
          </table:table-cell>
        </table:table-row>
        <table:table-row table:style-name="TableLine2903285634464">
          <table:table-cell table:style-name="Tabela2.A2" office:value-type="string">
            <text:p text:style-name="P7">Alternatywne przepływy <text:span text:style-name="T1">zdarzeń</text:span></text:p>
          </table:table-cell>
          <table:table-cell table:style-name="Tabela2.B2" office:value-type="string">
            <text:p text:style-name="P14">1b. Numer paczki jest niepoprawny</text:p>
            <text:list xml:id="list1325401833" text:style-name="L6">
              <text:list-item>
                <text:p text:style-name="P38">Wyświetlony zostaje komunikat o błędzie</text:p>
              </text:list-item>
            </text:list>
            <text:p text:style-name="P14">2b. Nadawca wybiera opcję otrzymania etykiety na inny adres e-mail</text:p>
            <text:list xml:id="list4206405632" text:style-name="L7">
              <text:list-item>
                <text:p text:style-name="P39"><text:soft-page-break/>Mail zostaje wysłany na nowy adres e-mail zamiast podanego przy nadawaniu</text:p>
              </text:list-item>
            </text:list>
          </table:table-cell>
        </table:table-row>
        <table:table-row table:style-name="TableLine2903285634752">
          <table:table-cell table:style-name="Tabela2.A2" office:value-type="string">
            <text:p text:style-name="P7">Specjalne wymagania</text:p>
          </table:table-cell>
          <table:table-cell table:style-name="Tabela2.B2" office:value-type="string">
            <text:p text:style-name="P5">-</text:p>
          </table:table-cell>
        </table:table-row>
        <table:table-row table:style-name="Tabela2.10">
          <table:table-cell table:style-name="Tabela2.A2" office:value-type="string">
            <text:p text:style-name="P7">Notatki</text:p>
          </table:table-cell>
          <table:table-cell table:style-name="Tabela2.B2" office:value-type="string">
            <text:p text:style-name="P13">-</text:p>
          </table:table-cell>
        </table:table-row>
      </table:table>
      <text:p text:style-name="P1"/>
      <table:table table:name="Tabela3" table:style-name="Tabela3">
        <table:table-column table:style-name="Tabela3.A"/>
        <table:table-column table:style-name="Tabela3.B"/>
        <table:table-row table:style-name="TableLine2903285635616">
          <table:table-cell table:style-name="Tabela3.A1" office:value-type="string">
            <text:p text:style-name="P8">Nazwa</text:p>
          </table:table-cell>
          <table:table-cell table:style-name="Tabela3.B1" office:value-type="string">
            <text:p text:style-name="P16">Wysłanie wniosku o zostanie stałym nadawcą</text:p>
          </table:table-cell>
        </table:table-row>
        <table:table-row table:style-name="TableLine2903285622080">
          <table:table-cell table:style-name="Tabela3.A2" office:value-type="string">
            <text:p text:style-name="P8">Numer</text:p>
          </table:table-cell>
          <table:table-cell table:style-name="Tabela3.B2" office:value-type="string">
            <text:p text:style-name="P16">3</text:p>
          </table:table-cell>
        </table:table-row>
        <table:table-row table:style-name="TableLine2903285620928">
          <table:table-cell table:style-name="Tabela3.A2" office:value-type="string">
            <text:p text:style-name="P8">Aktorzy</text:p>
          </table:table-cell>
          <table:table-cell table:style-name="Tabela3.B2" office:value-type="string">
            <text:p text:style-name="P18">Wnioskodawca, Odpowiedzialny za współpracę pracownik firmy</text:p>
          </table:table-cell>
        </table:table-row>
        <table:table-row table:style-name="TableLine2903285622368">
          <table:table-cell table:style-name="Tabela3.A2" office:value-type="string">
            <text:p text:style-name="P8">Krótki opis</text:p>
          </table:table-cell>
          <table:table-cell table:style-name="Tabela3.B2" office:value-type="string">
            <text:p text:style-name="P17">Wnioskodawca wysyła wniosek o założenie konta stałego nadawcy</text:p>
          </table:table-cell>
        </table:table-row>
        <table:table-row table:style-name="TableLine2903285625248">
          <table:table-cell table:style-name="Tabela3.A2" office:value-type="string">
            <text:p text:style-name="P8">Warunki wstępne</text:p>
          </table:table-cell>
          <table:table-cell table:style-name="Tabela3.B2" office:value-type="string">
            <text:p text:style-name="P15">-</text:p>
          </table:table-cell>
        </table:table-row>
        <table:table-row table:style-name="TableLine2901304146752">
          <table:table-cell table:style-name="Tabela3.A2" office:value-type="string">
            <text:p text:style-name="P8">Warunki końcowe</text:p>
          </table:table-cell>
          <table:table-cell table:style-name="Tabela3.B2" office:value-type="string">
            <text:p text:style-name="P17">Odpowiedzialny za współpracę pracownik firmy otrzymuje wniosek o zostanie stałym nadawcą </text:p>
          </table:table-cell>
        </table:table-row>
        <table:table-row table:style-name="TableLine2901304139264">
          <table:table-cell table:style-name="Tabela3.A2" office:value-type="string">
            <text:p text:style-name="P8">Główny przepływ zdarzeń</text:p>
          </table:table-cell>
          <table:table-cell table:style-name="Tabela3.B2" office:value-type="string">
            <text:list xml:id="list2360866933" text:style-name="L8">
              <text:list-item>
                <text:p text:style-name="P41">Wnioskodawca wypełnia formularz</text:p>
              </text:list-item>
              <text:list-item>
                <text:p text:style-name="P41">Dane zostają wysłane na jeden z e-maili zdefiniowanych przez administratora</text:p>
              </text:list-item>
            </text:list>
          </table:table-cell>
        </table:table-row>
        <table:table-row table:style-name="TableLine2901304146464">
          <table:table-cell table:style-name="Tabela3.A2" office:value-type="string">
            <text:p text:style-name="P8">Alternatywne przepływy <text:span text:style-name="T1">zdarzeń</text:span></text:p>
          </table:table-cell>
          <table:table-cell table:style-name="Tabela3.B2" office:value-type="string">
            <text:p text:style-name="P19">1b. Wnioskodawca podał błędne dane w formularzu</text:p>
            <text:list xml:id="list3147130676" text:style-name="L9">
              <text:list-item>
                <text:p text:style-name="P42">Dane nie zostają wysłane.</text:p>
              </text:list-item>
            </text:list>
          </table:table-cell>
        </table:table-row>
        <table:table-row table:style-name="TableLine2901304148192">
          <table:table-cell table:style-name="Tabela3.A2" office:value-type="string">
            <text:p text:style-name="P8">Specjalne wymagania</text:p>
          </table:table-cell>
          <table:table-cell table:style-name="Tabela3.B2" office:value-type="string">
            <text:list xml:id="list2057049998" text:style-name="L10">
              <text:list-item>
                <text:p text:style-name="P43">Powinna istnieć funkcja zabezpieczająca przed wysyłaniem wielu wniosków w krótkim czasie przez jedną osobę.</text:p>
              </text:list-item>
            </text:list>
          </table:table-cell>
        </table:table-row>
        <table:table-row table:style-name="Tabela3.10">
          <table:table-cell table:style-name="Tabela3.A2" office:value-type="string">
            <text:p text:style-name="P8">Notatki</text:p>
          </table:table-cell>
          <table:table-cell table:style-name="Tabela3.B2" office:value-type="string">
            <text:p text:style-name="P19">Tylko część danych w formularzu może być automatycznie sprawdzona.</text:p>
          </table:table-cell>
        </table:table-row>
      </table:table>
      <text:p text:style-name="P2"/>
      <text:p text:style-name="P3"/>
      <table:table table:name="Tabela4" table:style-name="Tabela4">
        <table:table-column table:style-name="Tabela4.A"/>
        <table:table-column table:style-name="Tabela4.B"/>
        <table:table-row table:style-name="TableLine2901304143296">
          <table:table-cell table:style-name="Tabela4.A1" office:value-type="string">
            <text:p text:style-name="P9">Nazwa</text:p>
          </table:table-cell>
          <table:table-cell table:style-name="Tabela4.B1" office:value-type="string">
            <text:p text:style-name="P22">Anulowanie wysyłki</text:p>
          </table:table-cell>
        </table:table-row>
        <table:table-row table:style-name="TableLine2901304145600">
          <table:table-cell table:style-name="Tabela4.A2" office:value-type="string">
            <text:p text:style-name="P9">Numer</text:p>
          </table:table-cell>
          <table:table-cell table:style-name="Tabela4.B2" office:value-type="string">
            <text:p text:style-name="P21">4</text:p>
          </table:table-cell>
        </table:table-row>
        <table:table-row table:style-name="TableLine2901304143872">
          <table:table-cell table:style-name="Tabela4.A2" office:value-type="string">
            <text:p text:style-name="P9">Aktorzy</text:p>
          </table:table-cell>
          <table:table-cell table:style-name="Tabela4.B2" office:value-type="string">
            <text:p text:style-name="P22">Nadawca</text:p>
          </table:table-cell>
        </table:table-row>
        <table:table-row table:style-name="TableLine2901304144160">
          <table:table-cell table:style-name="Tabela4.A2" office:value-type="string">
            <text:p text:style-name="P9">Krótki opis</text:p>
          </table:table-cell>
          <table:table-cell table:style-name="Tabela4.B2" office:value-type="string">
            <text:p text:style-name="P22">Nadawca anuluje zlecenie</text:p>
          </table:table-cell>
        </table:table-row>
        <table:table-row table:style-name="TableLine2901304142432">
          <table:table-cell table:style-name="Tabela4.A2" office:value-type="string">
            <text:p text:style-name="P9">Warunki wstępne</text:p>
          </table:table-cell>
          <table:table-cell table:style-name="Tabela4.B2" office:value-type="string">
            <text:list xml:id="list2008274219" text:style-name="L11">
              <text:list-item>
                <text:p text:style-name="P44">Przesyłka musi istnieć</text:p>
              </text:list-item>
              <text:list-item>
                <text:p text:style-name="P44">Przesyłka musi być oznaczona jako „Oczekuje na odbiór”</text:p>
              </text:list-item>
            </text:list>
          </table:table-cell>
        </table:table-row>
        <table:table-row table:style-name="TableLine2901304137248">
          <table:table-cell table:style-name="Tabela4.A2" office:value-type="string">
            <text:p text:style-name="P9">Warunki końcowe</text:p>
          </table:table-cell>
          <table:table-cell table:style-name="Tabela4.B2" office:value-type="string">
            <text:p text:style-name="P23">Przesyłka zostaje oznaczona w rejestrze jako „Anulowana”</text:p>
          </table:table-cell>
        </table:table-row>
        <table:table-row table:style-name="TableLine2901304148480">
          <table:table-cell table:style-name="Tabela4.A2" office:value-type="string">
            <text:p text:style-name="P9">Główny przepływ zdarzeń</text:p>
          </table:table-cell>
          <table:table-cell table:style-name="Tabela4.B2" office:value-type="string">
            <text:p text:style-name="P20"/>
          </table:table-cell>
        </table:table-row>
        <table:table-row table:style-name="TableLine2901304145312">
          <table:table-cell table:style-name="Tabela4.A2" office:value-type="string">
            <text:p text:style-name="P9">Alternatywne przepływy <text:span text:style-name="T1">zdarzeń</text:span></text:p>
          </table:table-cell>
          <table:table-cell table:style-name="Tabela4.B2" office:value-type="string">
            <text:p text:style-name="P20"/>
          </table:table-cell>
        </table:table-row>
        <table:table-row table:style-name="TableLine2901304144736">
          <table:table-cell table:style-name="Tabela4.A2" office:value-type="string">
            <text:p text:style-name="P9">Specjalne <text:soft-page-break/>wymagania</text:p>
          </table:table-cell>
          <table:table-cell table:style-name="Tabela4.B2" office:value-type="string">
            <text:p text:style-name="P20"/>
          </table:table-cell>
        </table:table-row>
        <table:table-row table:style-name="Tabela4.10">
          <table:table-cell table:style-name="Tabela4.A2" office:value-type="string">
            <text:p text:style-name="P9">Notatki</text:p>
          </table:table-cell>
          <table:table-cell table:style-name="Tabela4.B2" office:value-type="string">
            <text:p text:style-name="P20"/>
          </table:table-cell>
        </table:table-row>
      </table:table>
      <text:p text:style-name="P3"/>
      <text:p text:style-name="P3"/>
      <text:p text:style-name="P25"/>
      <table:table table:name="Tabela5" table:style-name="Tabela5">
        <table:table-column table:style-name="Tabela5.A"/>
        <table:table-column table:style-name="Tabela5.B"/>
        <table:table-row table:style-name="TableLine2901570047520">
          <table:table-cell table:style-name="Tabela5.A1" office:value-type="string">
            <text:p text:style-name="P45">Nazwa</text:p>
          </table:table-cell>
          <table:table-cell table:style-name="Tabela5.B1" office:value-type="string">
            <text:p text:style-name="P52">Logowanie</text:p>
          </table:table-cell>
        </table:table-row>
        <table:table-row table:style-name="TableLine2901570052416">
          <table:table-cell table:style-name="Tabela5.A2" office:value-type="string">
            <text:p text:style-name="P45">Numer</text:p>
          </table:table-cell>
          <table:table-cell table:style-name="Tabela5.B2" office:value-type="string">
            <text:p text:style-name="P52">7</text:p>
          </table:table-cell>
        </table:table-row>
        <table:table-row table:style-name="TableLine2901570055008">
          <table:table-cell table:style-name="Tabela5.A2" office:value-type="string">
            <text:p text:style-name="P45">Aktorzy</text:p>
          </table:table-cell>
          <table:table-cell table:style-name="Tabela5.B2" office:value-type="string">
            <text:p text:style-name="P52">Użytkownik</text:p>
          </table:table-cell>
        </table:table-row>
        <table:table-row table:style-name="TableLine2901570055296">
          <table:table-cell table:style-name="Tabela5.A2" office:value-type="string">
            <text:p text:style-name="P45">Krótki opis</text:p>
          </table:table-cell>
          <table:table-cell table:style-name="Tabela5.B2" office:value-type="string">
            <text:p text:style-name="P52">Logowanie do systemu</text:p>
          </table:table-cell>
        </table:table-row>
        <table:table-row table:style-name="TableLine2901570056736">
          <table:table-cell table:style-name="Tabela5.A2" office:value-type="string">
            <text:p text:style-name="P45">Warunki wstępne</text:p>
          </table:table-cell>
          <table:table-cell table:style-name="Tabela5.B2" office:value-type="string">
            <text:p text:style-name="P52">1. Istnieje konto użytkownika</text:p>
          </table:table-cell>
        </table:table-row>
        <table:table-row table:style-name="TableLine2901570057600">
          <table:table-cell table:style-name="Tabela5.A2" office:value-type="string">
            <text:p text:style-name="P45">Warunki końcowe</text:p>
          </table:table-cell>
          <table:table-cell table:style-name="Tabela5.B2" office:value-type="string">
            <text:p text:style-name="P52">Użytkownik otrzymuje dostęp do przydzielonych mu funkcji systemu</text:p>
          </table:table-cell>
        </table:table-row>
        <table:table-row table:style-name="TableLine2901570044064">
          <table:table-cell table:style-name="Tabela5.A2" office:value-type="string">
            <text:p text:style-name="P45">Główny przepływ zdarzeń</text:p>
          </table:table-cell>
          <table:table-cell table:style-name="Tabela5.B2" office:value-type="string">
            <text:p text:style-name="P52">1. Użytkownik podaje login <text:span text:style-name="T3">i</text:span> hasło do konta</text:p>
            <text:p text:style-name="P52">2. <text:span text:style-name="T3">System weryfikuje przekazany login i hasło</text:span></text:p>
            <text:p text:style-name="P58">3. Zostaje przeprowadzona weryfikacja dwuetapowa</text:p>
            <text:p text:style-name="P58">4. Użytkownik zostaje zalogowany</text:p>
          </table:table-cell>
        </table:table-row>
        <table:table-row table:style-name="TableLine2901570057888">
          <table:table-cell table:style-name="Tabela5.A2" office:value-type="string">
            <text:p text:style-name="P45">Alternatywne przepływy <text:span text:style-name="T1">zdarzeń</text:span></text:p>
          </table:table-cell>
          <table:table-cell table:style-name="Tabela5.B2" office:value-type="string">
            <text:p text:style-name="P33"><text:span text:style-name="T3">2</text:span>b. <text:span text:style-name="T3">Użytkownik podał niepoprawny login</text:span></text:p>
            <text:list xml:id="list4174766322" text:style-name="L13">
              <text:list-item>
                <text:p text:style-name="P60">System prosi o podanie loginu ponownie</text:p>
              </text:list-item>
            </text:list>
            <text:p text:style-name="P58">2c. Użytkownik podał niepoprawne hasło</text:p>
            <text:list xml:id="list1473963868" text:style-name="L15">
              <text:list-item>
                <text:p text:style-name="P59">System prosi o podanie hasła ponownie</text:p>
              </text:list-item>
            </text:list>
            <text:p text:style-name="P58">3b. Weryfikacja dwuetapowa nie powodzi się</text:p>
            <text:list xml:id="list2726210471" text:style-name="L14">
              <text:list-item>
                <text:p text:style-name="P61">System wyświetla komunikat o błędzie</text:p>
              </text:list-item>
              <text:list-item>
                <text:p text:style-name="P61">System przenosi użytkownika do strony logowania</text:p>
              </text:list-item>
              <text:list-item>
                <text:p text:style-name="P61">Użytkownik otrzymuje e-mail z ostrzeżeniem o próbie zalogowania na jego konto </text:p>
              </text:list-item>
            </text:list>
          </table:table-cell>
        </table:table-row>
        <table:table-row table:style-name="TableLine2901570058176">
          <table:table-cell table:style-name="Tabela5.A2" office:value-type="string">
            <text:p text:style-name="P45">Specjalne wymagania</text:p>
          </table:table-cell>
          <table:table-cell table:style-name="Tabela5.B2" office:value-type="string">
            <text:p text:style-name="P62">Wsparcie dla wielu systemów weryfikacji dwuetapowej</text:p>
          </table:table-cell>
        </table:table-row>
        <table:table-row table:style-name="Tabela5.10">
          <table:table-cell table:style-name="Tabela5.A2" office:value-type="string">
            <text:p text:style-name="P45">Notatki</text:p>
          </table:table-cell>
          <table:table-cell table:style-name="Tabela5.B2" office:value-type="string">
            <text:p text:style-name="P33">-</text:p>
          </table:table-cell>
        </table:table-row>
      </table:table>
      <text:p text:style-name="P25"/>
      <text:p text:style-name="P26"/>
      <table:table table:name="Tabela6" table:style-name="Tabela6">
        <table:table-column table:style-name="Tabela6.A"/>
        <table:table-column table:style-name="Tabela6.B"/>
        <table:table-row table:style-name="TableLine2901570060480">
          <table:table-cell table:style-name="Tabela6.A1" office:value-type="string">
            <text:p text:style-name="P46">Nazwa</text:p>
          </table:table-cell>
          <table:table-cell table:style-name="Tabela6.B1" office:value-type="string">
            <text:p text:style-name="P64">Akceptacja zwrotu</text:p>
          </table:table-cell>
        </table:table-row>
        <table:table-row table:style-name="TableLine2901570062208">
          <table:table-cell table:style-name="Tabela6.A2" office:value-type="string">
            <text:p text:style-name="P46">Numer</text:p>
          </table:table-cell>
          <table:table-cell table:style-name="Tabela6.B2" office:value-type="string">
            <text:p text:style-name="P62">8</text:p>
          </table:table-cell>
        </table:table-row>
        <table:table-row table:style-name="TableLine2901570072864">
          <table:table-cell table:style-name="Tabela6.A2" office:value-type="string">
            <text:p text:style-name="P46">Aktorzy</text:p>
          </table:table-cell>
          <table:table-cell table:style-name="Tabela6.B2" office:value-type="string">
            <text:p text:style-name="P64">Stały nadawca</text:p>
          </table:table-cell>
        </table:table-row>
        <table:table-row table:style-name="TableLine2901570067392">
          <table:table-cell table:style-name="Tabela6.A2" office:value-type="string">
            <text:p text:style-name="P46">Krótki opis</text:p>
          </table:table-cell>
          <table:table-cell table:style-name="Tabela6.B2" office:value-type="string">
            <text:p text:style-name="P64">Stały nadawca akceptuje żądanie zwrotu</text:p>
          </table:table-cell>
        </table:table-row>
        <table:table-row table:style-name="TableLine2901570073728">
          <table:table-cell table:style-name="Tabela6.A2" office:value-type="string">
            <text:p text:style-name="P46">Warunki wstępne</text:p>
          </table:table-cell>
          <table:table-cell table:style-name="Tabela6.B2" office:value-type="string">
            <text:p text:style-name="P64">Lista żądań zwrotu stałego nadawcy nie jest pusta</text:p>
          </table:table-cell>
        </table:table-row>
        <table:table-row table:style-name="TableLine2901570062496">
          <table:table-cell table:style-name="Tabela6.A2" office:value-type="string">
            <text:p text:style-name="P46">Warunki końcowe</text:p>
          </table:table-cell>
          <table:table-cell table:style-name="Tabela6.B2" office:value-type="string">
            <text:p text:style-name="P64">Paczka ze zwrotem zostaje nadana, a żądanie zwrotu zostaje usunięte z listy żądań zwrotu</text:p>
          </table:table-cell>
        </table:table-row>
        <table:table-row table:style-name="TableLine2901570076032">
          <table:table-cell table:style-name="Tabela6.A2" office:value-type="string">
            <text:p text:style-name="P46">Główny przepływ zdarzeń</text:p>
          </table:table-cell>
          <table:table-cell table:style-name="Tabela6.B2" office:value-type="string">
            <text:p text:style-name="P53">1. <text:span text:style-name="T4">Stały nadawca loguje się na </text:span><text:span text:style-name="T5">swoje konto</text:span></text:p>
            <text:p text:style-name="P66">2. Stały nadawca wybiera z listy zwrotów konkretną pozycję</text:p>
            <text:p text:style-name="P66">3. Stały nadawca wybiera opcję akceptacji zwrotu</text:p>
            <text:p text:style-name="P66"><text:soft-page-break/>4. Zostaje nadana paczka przy użyciu danych z formularza zwrotów</text:p>
            <text:p text:style-name="P66">5. Żądanie zwrotu zostaje usunięte z listy</text:p>
          </table:table-cell>
        </table:table-row>
        <table:table-row table:style-name="TableLine2901570059040">
          <table:table-cell table:style-name="Tabela6.A2" office:value-type="string">
            <text:p text:style-name="P46">Alternatywne przepływy <text:span text:style-name="T1">zdarzeń</text:span></text:p>
          </table:table-cell>
          <table:table-cell table:style-name="Tabela6.B2" office:value-type="string">
            <text:p text:style-name="P62">-</text:p>
          </table:table-cell>
        </table:table-row>
        <table:table-row table:style-name="TableLine2901570076320">
          <table:table-cell table:style-name="Tabela6.A2" office:value-type="string">
            <text:p text:style-name="P46">Specjalne wymagania</text:p>
          </table:table-cell>
          <table:table-cell table:style-name="Tabela6.B2" office:value-type="string">
            <text:p text:style-name="P66">-</text:p>
          </table:table-cell>
        </table:table-row>
        <table:table-row table:style-name="Tabela6.10">
          <table:table-cell table:style-name="Tabela6.A2" office:value-type="string">
            <text:p text:style-name="P46">Notatki</text:p>
          </table:table-cell>
          <table:table-cell table:style-name="Tabela6.B2" office:value-type="string">
            <text:p text:style-name="P66">Zwracający otrzymuje e-mail z potwierdzeniem akceptacji zwrotu oraz etykietą paczki</text:p>
          </table:table-cell>
        </table:table-row>
      </table:table>
      <text:p text:style-name="P26"/>
      <text:p text:style-name="P27"/>
      <table:table table:name="Tabela7" table:style-name="Tabela7">
        <table:table-column table:style-name="Tabela7.A"/>
        <table:table-column table:style-name="Tabela7.B"/>
        <table:table-row table:style-name="TableLine2901570067968">
          <table:table-cell table:style-name="Tabela7.A1" office:value-type="string">
            <text:p text:style-name="P47">Nazwa</text:p>
          </table:table-cell>
          <table:table-cell table:style-name="Tabela7.B1" office:value-type="string">
            <text:p text:style-name="P65"><text:span text:style-name="T5">Odmowa</text:span> zwrotu</text:p>
          </table:table-cell>
        </table:table-row>
        <table:table-row table:style-name="TableLine2901570063648">
          <table:table-cell table:style-name="Tabela7.A2" office:value-type="string">
            <text:p text:style-name="P47">Numer</text:p>
          </table:table-cell>
          <table:table-cell table:style-name="Tabela7.B2" office:value-type="string">
            <text:p text:style-name="P66">9</text:p>
          </table:table-cell>
        </table:table-row>
        <table:table-row table:style-name="TableLine2901570075456">
          <table:table-cell table:style-name="Tabela7.A2" office:value-type="string">
            <text:p text:style-name="P47">Aktorzy</text:p>
          </table:table-cell>
          <table:table-cell table:style-name="Tabela7.B2" office:value-type="string">
            <text:p text:style-name="P65">Stały nadawca</text:p>
          </table:table-cell>
        </table:table-row>
        <table:table-row table:style-name="TableLine2901570065088">
          <table:table-cell table:style-name="Tabela7.A2" office:value-type="string">
            <text:p text:style-name="P47">Krótki opis</text:p>
          </table:table-cell>
          <table:table-cell table:style-name="Tabela7.B2" office:value-type="string">
            <text:p text:style-name="P65">Stały nadawca <text:span text:style-name="T5">odrzuca żądanie zwrotu</text:span></text:p>
          </table:table-cell>
        </table:table-row>
        <table:table-row table:style-name="TableLine2901570065664">
          <table:table-cell table:style-name="Tabela7.A2" office:value-type="string">
            <text:p text:style-name="P47">Warunki wstępne</text:p>
          </table:table-cell>
          <table:table-cell table:style-name="Tabela7.B2" office:value-type="string">
            <text:p text:style-name="P65">Lista żądań zwrotu stałego nadawcy nie jest pusta</text:p>
          </table:table-cell>
        </table:table-row>
        <table:table-row table:style-name="TableLine2901570066240">
          <table:table-cell table:style-name="Tabela7.A2" office:value-type="string">
            <text:p text:style-name="P47">Warunki końcowe</text:p>
          </table:table-cell>
          <table:table-cell table:style-name="Tabela7.B2" office:value-type="string">
            <text:p text:style-name="P65"><text:span text:style-name="T5">Ż</text:span>ądanie zwrotu zostaje usunięte z listy żądań zwrotu</text:p>
          </table:table-cell>
        </table:table-row>
        <table:table-row table:style-name="TableLine2901570066816">
          <table:table-cell table:style-name="Tabela7.A2" office:value-type="string">
            <text:p text:style-name="P47">Główny przepływ zdarzeń</text:p>
          </table:table-cell>
          <table:table-cell table:style-name="Tabela7.B2" office:value-type="string">
            <text:p text:style-name="P54">1. <text:span text:style-name="T4">Stały nadawca loguje się na </text:span><text:span text:style-name="T5">swoje konto</text:span></text:p>
            <text:p text:style-name="P66">2. Stały nadawca wybiera z listy zwrotów konkretną pozycję</text:p>
            <text:p text:style-name="P66">3. Stały nadawca wybiera opcję odmowy zwrotu</text:p>
            <text:p text:style-name="P66">4. Żądanie zwrotu zostaje usunięte z listy</text:p>
          </table:table-cell>
        </table:table-row>
        <table:table-row table:style-name="TableLine2901570067104">
          <table:table-cell table:style-name="Tabela7.A2" office:value-type="string">
            <text:p text:style-name="P47">Alternatywne przepływy <text:span text:style-name="T1">zdarzeń</text:span></text:p>
          </table:table-cell>
          <table:table-cell table:style-name="Tabela7.B2" office:value-type="string">
            <text:p text:style-name="P63">-</text:p>
          </table:table-cell>
        </table:table-row>
        <table:table-row table:style-name="TableLine2901570067680">
          <table:table-cell table:style-name="Tabela7.A2" office:value-type="string">
            <text:p text:style-name="P47">Specjalne wymagania</text:p>
          </table:table-cell>
          <table:table-cell table:style-name="Tabela7.B2" office:value-type="string">
            <text:p text:style-name="P66">-</text:p>
          </table:table-cell>
        </table:table-row>
        <table:table-row table:style-name="Tabela7.10">
          <table:table-cell table:style-name="Tabela7.A2" office:value-type="string">
            <text:p text:style-name="P47">Notatki</text:p>
          </table:table-cell>
          <table:table-cell table:style-name="Tabela7.B2" office:value-type="string">
            <text:p text:style-name="P66">Zwracający otrzymuje e-mail z informacją o odmowie zwrotu</text:p>
          </table:table-cell>
        </table:table-row>
      </table:table>
      <text:p text:style-name="P27"/>
      <text:p text:style-name="P27"/>
      <table:table table:name="Tabela8" table:style-name="Tabela8">
        <table:table-column table:style-name="Tabela8.A"/>
        <table:table-column table:style-name="Tabela8.B"/>
        <table:table-row table:style-name="TableLine2901569989056">
          <table:table-cell table:style-name="Tabela8.A1" office:value-type="string">
            <text:p text:style-name="P47">Nazwa</text:p>
          </table:table-cell>
          <table:table-cell table:style-name="Tabela8.B1" office:value-type="string">
            <text:p text:style-name="P66">Pobierz listę zwrotów</text:p>
          </table:table-cell>
        </table:table-row>
        <table:table-row table:style-name="TableLine2901569991360">
          <table:table-cell table:style-name="Tabela8.A2" office:value-type="string">
            <text:p text:style-name="P47">Numer</text:p>
          </table:table-cell>
          <table:table-cell table:style-name="Tabela8.B2" office:value-type="string">
            <text:p text:style-name="P66">10</text:p>
          </table:table-cell>
        </table:table-row>
        <table:table-row table:style-name="TableLine2901569988480">
          <table:table-cell table:style-name="Tabela8.A2" office:value-type="string">
            <text:p text:style-name="P47">Aktorzy</text:p>
          </table:table-cell>
          <table:table-cell table:style-name="Tabela8.B2" office:value-type="string">
            <text:p text:style-name="P65">Stały nadawca</text:p>
          </table:table-cell>
        </table:table-row>
        <table:table-row table:style-name="TableLine2901570000000">
          <table:table-cell table:style-name="Tabela8.A2" office:value-type="string">
            <text:p text:style-name="P47">Krótki opis</text:p>
          </table:table-cell>
          <table:table-cell table:style-name="Tabela8.B2" office:value-type="string">
            <text:p text:style-name="P65">Stały nadawca <text:span text:style-name="T5">otrzymuje listę zwrotów</text:span></text:p>
          </table:table-cell>
        </table:table-row>
        <table:table-row table:style-name="TableLine2901570001440">
          <table:table-cell table:style-name="Tabela8.A2" office:value-type="string">
            <text:p text:style-name="P47">Warunki wstępne</text:p>
          </table:table-cell>
          <table:table-cell table:style-name="Tabela8.B2" office:value-type="string">
            <text:p text:style-name="P65"/>
          </table:table-cell>
        </table:table-row>
        <table:table-row table:style-name="TableLine2901569994528">
          <table:table-cell table:style-name="Tabela8.A2" office:value-type="string">
            <text:p text:style-name="P47">Warunki końcowe</text:p>
          </table:table-cell>
          <table:table-cell table:style-name="Tabela8.B2" office:value-type="string">
            <text:p text:style-name="P71">Stały nadawca ma podgląd oczekujących zwrotów</text:p>
          </table:table-cell>
        </table:table-row>
        <table:table-row table:style-name="TableLine2901569992800">
          <table:table-cell table:style-name="Tabela8.A2" office:value-type="string">
            <text:p text:style-name="P47">Główny przepływ zdarzeń</text:p>
          </table:table-cell>
          <table:table-cell table:style-name="Tabela8.B2" office:value-type="string">
            <text:p text:style-name="P54">1. <text:span text:style-name="T4">Stały nadawca loguje się na </text:span><text:span text:style-name="T5">swoje konto</text:span></text:p>
            <text:p text:style-name="P66">2. Stały nadawca <text:span text:style-name="T6">wybiera opcję wyświetlenia listy zwrotów</text:span></text:p>
            <text:p text:style-name="P71">3. System wyświetla listę wszystkich oczekujących zwrotów dla konta stałego <text:soft-page-break/>nadawcy</text:p>
          </table:table-cell>
        </table:table-row>
        <table:table-row table:style-name="TableLine2901569989632">
          <table:table-cell table:style-name="Tabela8.A2" office:value-type="string">
            <text:p text:style-name="P47">Alternatywne przepływy <text:span text:style-name="T1">zdarzeń</text:span></text:p>
          </table:table-cell>
          <table:table-cell table:style-name="Tabela8.B2" office:value-type="string">
            <text:p text:style-name="P71">3b. Lista zwrotów jest pusta</text:p>
            <text:list xml:id="list3974528290" text:style-name="L19">
              <text:list-item>
                <text:p text:style-name="P72">System wyświetla informację o braku oczekujących zwrotów</text:p>
              </text:list-item>
            </text:list>
          </table:table-cell>
        </table:table-row>
        <table:table-row table:style-name="TableLine2901569989920">
          <table:table-cell table:style-name="Tabela8.A2" office:value-type="string">
            <text:p text:style-name="P47">Specjalne wymagania</text:p>
          </table:table-cell>
          <table:table-cell table:style-name="Tabela8.B2" office:value-type="string">
            <text:p text:style-name="P66">-</text:p>
          </table:table-cell>
        </table:table-row>
        <table:table-row table:style-name="Tabela8.10">
          <table:table-cell table:style-name="Tabela8.A2" office:value-type="string">
            <text:p text:style-name="P47">Notatki</text:p>
          </table:table-cell>
          <table:table-cell table:style-name="Tabela8.B2" office:value-type="string">
            <text:p text:style-name="P66">-</text:p>
          </table:table-cell>
        </table:table-row>
      </table:table>
      <text:p text:style-name="P27"/>
      <text:p text:style-name="P28"/>
      <table:table table:name="Tabela9" table:style-name="Tabela9">
        <table:table-column table:style-name="Tabela9.A"/>
        <table:table-column table:style-name="Tabela9.B"/>
        <table:table-row table:style-name="TableLine2901313063520">
          <table:table-cell table:style-name="Tabela9.A1" office:value-type="string">
            <text:p text:style-name="P48">Nazwa</text:p>
          </table:table-cell>
          <table:table-cell table:style-name="Tabela9.B1" office:value-type="string">
            <text:p text:style-name="P71">Stworzenie konta</text:p>
          </table:table-cell>
        </table:table-row>
        <table:table-row table:style-name="TableLine2901313001600">
          <table:table-cell table:style-name="Tabela9.A2" office:value-type="string">
            <text:p text:style-name="P48">Numer</text:p>
          </table:table-cell>
          <table:table-cell table:style-name="Tabela9.B2" office:value-type="string">
            <text:p text:style-name="P67">1<text:span text:style-name="T6">1</text:span></text:p>
          </table:table-cell>
        </table:table-row>
        <table:table-row table:style-name="TableLine2901313064960">
          <table:table-cell table:style-name="Tabela9.A2" office:value-type="string">
            <text:p text:style-name="P48">Aktorzy</text:p>
          </table:table-cell>
          <table:table-cell table:style-name="Tabela9.B2" office:value-type="string">
            <text:p text:style-name="P71">Administrator, <text:span text:style-name="T8">nowy użytkownik</text:span></text:p>
          </table:table-cell>
        </table:table-row>
        <table:table-row table:style-name="TableLine2901313056608">
          <table:table-cell table:style-name="Tabela9.A2" office:value-type="string">
            <text:p text:style-name="P48">Krótki opis</text:p>
          </table:table-cell>
          <table:table-cell table:style-name="Tabela9.B2" office:value-type="string">
            <text:p text:style-name="P71">Administrator tworzy konto dla zatrudnionego kuriera</text:p>
          </table:table-cell>
        </table:table-row>
        <table:table-row table:style-name="TableLine2901313061216">
          <table:table-cell table:style-name="Tabela9.A2" office:value-type="string">
            <text:p text:style-name="P48">Warunki wstępne</text:p>
          </table:table-cell>
          <table:table-cell table:style-name="Tabela9.B2" office:value-type="string">
            <text:p text:style-name="P71"><text:span text:style-name="T8">Użytkownik</text:span> nie posiada konta w systemie</text:p>
          </table:table-cell>
        </table:table-row>
        <table:table-row table:style-name="TableLine2901313061504">
          <table:table-cell table:style-name="Tabela9.A2" office:value-type="string">
            <text:p text:style-name="P48">Warunki końcowe</text:p>
          </table:table-cell>
          <table:table-cell table:style-name="Tabela9.B2" office:value-type="string">
            <text:p text:style-name="P71"><text:span text:style-name="T8">Użytkownik</text:span> otrzymuje dostęp do własnego konta</text:p>
          </table:table-cell>
        </table:table-row>
        <table:table-row table:style-name="TableLine2901313062080">
          <table:table-cell table:style-name="Tabela9.A2" office:value-type="string">
            <text:p text:style-name="P48">Główny przepływ zdarzeń</text:p>
          </table:table-cell>
          <table:table-cell table:style-name="Tabela9.B2" office:value-type="string">
            <text:p text:style-name="P55">1. <text:span text:style-name="T7">Administrator loguje się do systemu</text:span></text:p>
            <text:p text:style-name="P74">2. Administrator wprowadza dane <text:span text:style-name="T8">użytkownika</text:span></text:p>
            <text:p text:style-name="P74">3. Administrator nadaje <text:span text:style-name="T8">kontu odpowiednie uprawnienia</text:span></text:p>
            <text:p text:style-name="P74">4. Następuje wygenerowanie tymczasowego hasła dla konta</text:p>
            <text:p text:style-name="P74">5. Administrator przekazuje dane logowania <text:span text:style-name="T8">użytkownikowi</text:span> oraz prośbę o zmianę hasła</text:p>
          </table:table-cell>
        </table:table-row>
        <table:table-row table:style-name="TableLine2901313065824">
          <table:table-cell table:style-name="Tabela9.A2" office:value-type="string">
            <text:p text:style-name="P48">Alternatywne przepływy <text:span text:style-name="T1">zdarzeń</text:span></text:p>
          </table:table-cell>
          <table:table-cell table:style-name="Tabela9.B2" office:value-type="string">
            <text:p text:style-name="P75">3a. Użytkownik jest kurierem</text:p>
            <text:list xml:id="list2775564272" text:style-name="L20">
              <text:list-item>
                <text:p text:style-name="P76">Użytkownik otrzymuje uprawnienia kuriera</text:p>
              </text:list-item>
            </text:list>
            <text:p text:style-name="P75">3b. Użytkownik jest nowym administratorem</text:p>
            <text:list xml:id="list1076547913" text:style-name="L21">
              <text:list-item>
                <text:p text:style-name="P77">Użytkownik otrzymuje uprawnienia administratora</text:p>
              </text:list-item>
            </text:list>
            <text:p text:style-name="P75">3c. Użytkownik jest stałym nadawcą</text:p>
            <text:list xml:id="list1315261027" text:style-name="L22">
              <text:list-item>
                <text:p text:style-name="P78">Użytkownik otrzymuje uprawnienia stałego nadawcy</text:p>
              </text:list-item>
            </text:list>
          </table:table-cell>
        </table:table-row>
        <table:table-row table:style-name="TableLine2901313066112">
          <table:table-cell table:style-name="Tabela9.A2" office:value-type="string">
            <text:p text:style-name="P48">Specjalne wymagania</text:p>
          </table:table-cell>
          <table:table-cell table:style-name="Tabela9.B2" office:value-type="string">
            <text:p text:style-name="P67">-</text:p>
          </table:table-cell>
        </table:table-row>
        <table:table-row table:style-name="Tabela9.10">
          <table:table-cell table:style-name="Tabela9.A2" office:value-type="string">
            <text:p text:style-name="P48">Notatki</text:p>
          </table:table-cell>
          <table:table-cell table:style-name="Tabela9.B2" office:value-type="string">
            <text:p text:style-name="P79">Należy wymyślić jak będzie następować weryfikacja dwuetapowa</text:p>
          </table:table-cell>
        </table:table-row>
      </table:table>
      <text:p text:style-name="P28"/>
      <text:p text:style-name="P29"/>
      <table:table table:name="Tabela10" table:style-name="Tabela10">
        <table:table-column table:style-name="Tabela10.A"/>
        <table:table-column table:style-name="Tabela10.B"/>
        <table:table-row table:style-name="TableLine2903422458144">
          <table:table-cell table:style-name="Tabela10.A1" office:value-type="string">
            <text:p text:style-name="P49">Nazwa</text:p>
          </table:table-cell>
          <table:table-cell table:style-name="Tabela10.B1" office:value-type="string">
            <text:p text:style-name="P75">Usunięcie konta</text:p>
          </table:table-cell>
        </table:table-row>
        <table:table-row table:style-name="TableLine2903422453536">
          <table:table-cell table:style-name="Tabela10.A2" office:value-type="string">
            <text:p text:style-name="P49">Numer</text:p>
          </table:table-cell>
          <table:table-cell table:style-name="Tabela10.B2" office:value-type="string">
            <text:p text:style-name="P68">1<text:span text:style-name="T8">2</text:span></text:p>
          </table:table-cell>
        </table:table-row>
        <table:table-row table:style-name="TableLine2903422444032">
          <table:table-cell table:style-name="Tabela10.A2" office:value-type="string">
            <text:p text:style-name="P49">Aktorzy</text:p>
          </table:table-cell>
          <table:table-cell table:style-name="Tabela10.B2" office:value-type="string">
            <text:p text:style-name="P75">Administrator, użytkownik</text:p>
          </table:table-cell>
        </table:table-row>
        <table:table-row table:style-name="TableLine2903422453248">
          <table:table-cell table:style-name="Tabela10.A2" office:value-type="string">
            <text:p text:style-name="P49">Krótki opis</text:p>
          </table:table-cell>
          <table:table-cell table:style-name="Tabela10.B2" office:value-type="string">
            <text:p text:style-name="P75">Konto użytkownika zostaje usunięte</text:p>
          </table:table-cell>
        </table:table-row>
        <table:table-row table:style-name="TableLine2903422460160">
          <table:table-cell table:style-name="Tabela10.A2" office:value-type="string">
            <text:p text:style-name="P49">Warunki wstępne</text:p>
          </table:table-cell>
          <table:table-cell table:style-name="Tabela10.B2" office:value-type="string">
            <text:p text:style-name="P75">Konto istnieje</text:p>
          </table:table-cell>
        </table:table-row>
        <table:table-row table:style-name="TableLine2903422456704">
          <table:table-cell table:style-name="Tabela10.A2" office:value-type="string">
            <text:p text:style-name="P49">Warunki <text:soft-page-break/>końcowe</text:p>
          </table:table-cell>
          <table:table-cell table:style-name="Tabela10.B2" office:value-type="string">
            <text:p text:style-name="P75">Konto zostało pomyślnie usunięte</text:p>
          </table:table-cell>
        </table:table-row>
        <table:table-row table:style-name="TableLine2903422448352">
          <table:table-cell table:style-name="Tabela10.A2" office:value-type="string">
            <text:p text:style-name="P49">Główny przepływ zdarzeń</text:p>
          </table:table-cell>
          <table:table-cell table:style-name="Tabela10.B2" office:value-type="string">
            <text:p text:style-name="P56">1. <text:span text:style-name="T8">Administrator loguje się </text:span><text:span text:style-name="T9">na swoje konto</text:span></text:p>
            <text:p text:style-name="P80">2. Administrator wybiera opcję dla usunięcia konta dla danego użytkownika</text:p>
            <text:p text:style-name="P80">3. Konto zostaje usunięte</text:p>
            <text:p text:style-name="P80">4. Użytkownik otrzymuje maila z informacją o usunięciu konta</text:p>
          </table:table-cell>
        </table:table-row>
        <table:table-row table:style-name="TableLine2903422461024">
          <table:table-cell table:style-name="Tabela10.A2" office:value-type="string">
            <text:p text:style-name="P49">Alternatywne przepływy <text:span text:style-name="T1">zdarzeń</text:span></text:p>
          </table:table-cell>
          <table:table-cell table:style-name="Tabela10.B2" office:value-type="string">
            <text:p text:style-name="P73">-</text:p>
          </table:table-cell>
        </table:table-row>
        <table:table-row table:style-name="TableLine2903422460448">
          <table:table-cell table:style-name="Tabela10.A2" office:value-type="string">
            <text:p text:style-name="P49">Specjalne wymagania</text:p>
          </table:table-cell>
          <table:table-cell table:style-name="Tabela10.B2" office:value-type="string">
            <text:p text:style-name="P68">-</text:p>
          </table:table-cell>
        </table:table-row>
        <table:table-row table:style-name="Tabela10.10">
          <table:table-cell table:style-name="Tabela10.A2" office:value-type="string">
            <text:p text:style-name="P49">Notatki</text:p>
          </table:table-cell>
          <table:table-cell table:style-name="Tabela10.B2" office:value-type="string">
            <text:p text:style-name="P68">-</text:p>
          </table:table-cell>
        </table:table-row>
      </table:table>
      <text:p text:style-name="P29"/>
      <text:p text:style-name="P30"/>
      <table:table table:name="Tabela11" table:style-name="Tabela11">
        <table:table-column table:style-name="Tabela11.A"/>
        <table:table-column table:style-name="Tabela11.B"/>
        <table:table-row table:style-name="TableLine2903422465056">
          <table:table-cell table:style-name="Tabela11.A1" office:value-type="string">
            <text:p text:style-name="P50">Nazwa</text:p>
          </table:table-cell>
          <table:table-cell table:style-name="Tabela11.B1" office:value-type="string">
            <text:p text:style-name="P80">Pobierz listę przesyłek do odbioru</text:p>
          </table:table-cell>
        </table:table-row>
        <table:table-row table:style-name="TableLine2903422468224">
          <table:table-cell table:style-name="Tabela11.A2" office:value-type="string">
            <text:p text:style-name="P50">Numer</text:p>
          </table:table-cell>
          <table:table-cell table:style-name="Tabela11.B2" office:value-type="string">
            <text:p text:style-name="P69">1<text:span text:style-name="T9">3</text:span></text:p>
          </table:table-cell>
        </table:table-row>
        <table:table-row table:style-name="TableLine2903422464480">
          <table:table-cell table:style-name="Tabela11.A2" office:value-type="string">
            <text:p text:style-name="P50">Aktorzy</text:p>
          </table:table-cell>
          <table:table-cell table:style-name="Tabela11.B2" office:value-type="string">
            <text:p text:style-name="P80">Kurier</text:p>
          </table:table-cell>
        </table:table-row>
        <table:table-row table:style-name="TableLine2903422465344">
          <table:table-cell table:style-name="Tabela11.A2" office:value-type="string">
            <text:p text:style-name="P50">Krótki opis</text:p>
          </table:table-cell>
          <table:table-cell table:style-name="Tabela11.B2" office:value-type="string">
            <text:p text:style-name="P80">Kurier otrzymuje listę przesyłek do odbioru</text:p>
          </table:table-cell>
        </table:table-row>
        <table:table-row table:style-name="TableLine2903422475712">
          <table:table-cell table:style-name="Tabela11.A2" office:value-type="string">
            <text:p text:style-name="P50">Warunki wstępne</text:p>
          </table:table-cell>
          <table:table-cell table:style-name="Tabela11.B2" office:value-type="string">
            <text:p text:style-name="P80">Kurier posiada konto w systemie</text:p>
          </table:table-cell>
        </table:table-row>
        <table:table-row table:style-name="TableLine2903422475424">
          <table:table-cell table:style-name="Tabela11.A2" office:value-type="string">
            <text:p text:style-name="P50">Warunki końcowe</text:p>
          </table:table-cell>
          <table:table-cell table:style-name="Tabela11.B2" office:value-type="string">
            <text:p text:style-name="P80">Kurier posiada listę przesyłek do odbioru</text:p>
          </table:table-cell>
        </table:table-row>
        <table:table-row table:style-name="TableLine2903422472544">
          <table:table-cell table:style-name="Tabela11.A2" office:value-type="string">
            <text:p text:style-name="P50">Główny przepływ zdarzeń</text:p>
          </table:table-cell>
          <table:table-cell table:style-name="Tabela11.B2" office:value-type="string">
            <text:p text:style-name="P57">1. <text:span text:style-name="T9">Kurier </text:span><text:span text:style-name="T8">loguje się </text:span><text:span text:style-name="T9">na swoje konto</text:span></text:p>
            <text:p text:style-name="P80">2. System generuje listę przesyłek dla kuriera</text:p>
            <text:p text:style-name="P81">3. Lista przesyłek zostaje wyświetlona kurierowi</text:p>
          </table:table-cell>
        </table:table-row>
        <table:table-row table:style-name="TableLine2903422478016">
          <table:table-cell table:style-name="Tabela11.A2" office:value-type="string">
            <text:p text:style-name="P50">Alternatywne przepływy <text:span text:style-name="T1">zdarzeń</text:span></text:p>
          </table:table-cell>
          <table:table-cell table:style-name="Tabela11.B2" office:value-type="string">
            <text:p text:style-name="P80">-</text:p>
          </table:table-cell>
        </table:table-row>
        <table:table-row table:style-name="TableLine2903422474560">
          <table:table-cell table:style-name="Tabela11.A2" office:value-type="string">
            <text:p text:style-name="P50">Specjalne wymagania</text:p>
          </table:table-cell>
          <table:table-cell table:style-name="Tabela11.B2" office:value-type="string">
            <text:p text:style-name="P69">-</text:p>
          </table:table-cell>
        </table:table-row>
        <table:table-row table:style-name="Tabela11.10">
          <table:table-cell table:style-name="Tabela11.A2" office:value-type="string">
            <text:p text:style-name="P50">Notatki</text:p>
          </table:table-cell>
          <table:table-cell table:style-name="Tabela11.B2" office:value-type="string">
            <text:p text:style-name="P81">(POBIERZ LISTE PRZESYŁEK DO DOWOZU)</text:p>
          </table:table-cell>
        </table:table-row>
      </table:table>
      <text:p text:style-name="P30"/>
      <text:p text:style-name="P31"/>
      <table:table table:name="Tabela12" table:style-name="Tabela12">
        <table:table-column table:style-name="Tabela12.A"/>
        <table:table-column table:style-name="Tabela12.B"/>
        <table:table-row table:style-name="TableLine2903422483488">
          <table:table-cell table:style-name="Tabela12.A1" office:value-type="string">
            <text:p text:style-name="P51">Nazwa</text:p>
          </table:table-cell>
          <table:table-cell table:style-name="Tabela12.B1" office:value-type="string">
            <text:p text:style-name="P81">Aktualizacja stanu przesyłki</text:p>
          </table:table-cell>
        </table:table-row>
        <table:table-row table:style-name="TableLine2903422483776">
          <table:table-cell table:style-name="Tabela12.A2" office:value-type="string">
            <text:p text:style-name="P51">Numer</text:p>
          </table:table-cell>
          <table:table-cell table:style-name="Tabela12.B2" office:value-type="string">
            <text:p text:style-name="P70">1<text:span text:style-name="T10">4</text:span></text:p>
          </table:table-cell>
        </table:table-row>
        <table:table-row table:style-name="TableLine2903422485792">
          <table:table-cell table:style-name="Tabela12.A2" office:value-type="string">
            <text:p text:style-name="P51">Aktorzy</text:p>
          </table:table-cell>
          <table:table-cell table:style-name="Tabela12.B2" office:value-type="string">
            <text:p text:style-name="P81"><text:span text:style-name="T11">Użytkownik </text:span>lub Sortownia</text:p>
          </table:table-cell>
        </table:table-row>
        <table:table-row table:style-name="TableLine2903422494432">
          <table:table-cell table:style-name="Tabela12.A2" office:value-type="string">
            <text:p text:style-name="P51">Krótki opis</text:p>
          </table:table-cell>
          <table:table-cell table:style-name="Tabela12.B2" office:value-type="string">
            <text:p text:style-name="P82">-</text:p>
          </table:table-cell>
        </table:table-row>
        <table:table-row table:style-name="TableLine2903422485504">
          <table:table-cell table:style-name="Tabela12.A2" office:value-type="string">
            <text:p text:style-name="P51">Warunki wstępne</text:p>
          </table:table-cell>
          <table:table-cell table:style-name="Tabela12.B2" office:value-type="string">
            <text:p text:style-name="P81">Przesyłka istnieje</text:p>
          </table:table-cell>
        </table:table-row>
        <table:table-row table:style-name="TableLine2903422481760">
          <table:table-cell table:style-name="Tabela12.A2" office:value-type="string">
            <text:p text:style-name="P51">Warunki końcowe</text:p>
          </table:table-cell>
          <table:table-cell table:style-name="Tabela12.B2" office:value-type="string">
            <text:p text:style-name="P81">Stan przesyłki w rejestrze został zmieniony</text:p>
          </table:table-cell>
        </table:table-row>
        <text:soft-page-break/>
        <table:table-row table:style-name="TableLine2903422495296">
          <table:table-cell table:style-name="Tabela12.A2" office:value-type="string">
            <text:p text:style-name="P51">Główny przepływ zdarzeń</text:p>
          </table:table-cell>
          <table:table-cell table:style-name="Tabela12.B2" office:value-type="string">
            <text:list xml:id="list2346104459" text:style-name="L23">
              <text:list-item>
                <text:p text:style-name="P83">Wybranie numeru przesyłki</text:p>
              </text:list-item>
              <text:list-item>
                <text:p text:style-name="P83">Wprowadzenie nowego stanu</text:p>
              </text:list-item>
            </text:list>
            <text:p text:style-name="P82"/>
          </table:table-cell>
        </table:table-row>
        <table:table-row table:style-name="TableLine2903422482336">
          <table:table-cell table:style-name="Tabela12.A2" office:value-type="string">
            <text:p text:style-name="P51">Alternatywne przepływy <text:span text:style-name="T1">zdarzeń</text:span></text:p>
          </table:table-cell>
          <table:table-cell table:style-name="Tabela12.B2" office:value-type="string">
            <text:p text:style-name="P82">1b. Wybranie przesyłki poprzez zeskanowanie etykiety</text:p>
            <text:list xml:id="list778737752" text:style-name="L24">
              <text:list-item>
                <text:p text:style-name="P84">Zostaje wybrana przesyłka o numerze powiązanym z daną etykietą</text:p>
              </text:list-item>
            </text:list>
            <text:p text:style-name="P82">2a. Nowy stan: Odebrana</text:p>
            <text:p text:style-name="P82">2b. Nowy stan: W trasie</text:p>
            <text:p text:style-name="P82">2c. Nowy stan: Dostarczona</text:p>
            <text:p text:style-name="P82"><text:s text:c="4"/>A. Przesyłka za pobraniem </text:p>
            <text:p text:style-name="P82"><text:s text:c="4"/>B. Przesyłka z potwierdzeniem odbioru</text:p>
            <text:p text:style-name="P82">2d. Nowy stan: W sortowni</text:p>
          </table:table-cell>
        </table:table-row>
        <table:table-row table:style-name="TableLine2903422492128">
          <table:table-cell table:style-name="Tabela12.A2" office:value-type="string">
            <text:p text:style-name="P51">Specjalne wymagania</text:p>
          </table:table-cell>
          <table:table-cell table:style-name="Tabela12.B2" office:value-type="string">
            <text:p text:style-name="P70">-</text:p>
          </table:table-cell>
        </table:table-row>
        <table:table-row table:style-name="Tabela12.10">
          <table:table-cell table:style-name="Tabela12.A2" office:value-type="string">
            <text:p text:style-name="P51">Notatki</text:p>
          </table:table-cell>
          <table:table-cell table:style-name="Tabela12.B2" office:value-type="string">
            <text:p text:style-name="P70">-</text:p>
          </table:table-cell>
        </table:table-row>
      </table:table>
      <text:p text:style-name="P31"/>
      <text:p text:style-name="P3">//UWAGI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25T13:28:07.315000000</meta:creation-date>
    <dc:date>2026-03-30T19:07:06.554000000</dc:date>
    <meta:editing-duration>PT1H17M3S</meta:editing-duration>
    <meta:editing-cycles>22</meta:editing-cycles>
    <meta:generator>LibreOffice/7.3.4.2$Windows_X86_64 LibreOffice_project/728fec16bd5f605073805c3c9e7c4212a0120dc5</meta:generator>
    <meta:document-statistic meta:table-count="12" meta:image-count="0" meta:object-count="0" meta:page-count="7" meta:paragraph-count="297" meta:word-count="1077" meta:character-count="7438" meta:non-whitespace-character-count="6678"/>
  </office:meta>
</office:document-meta>
</file>